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616" officeooo:paragraph-rsid="0019f616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4pt" style:text-underline-style="solid" style:text-underline-width="auto" style:text-underline-color="font-color" fo:font-weight="bold" officeooo:rsid="0019f616" officeooo:paragraph-rsid="0019f61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1bc836" officeooo:paragraph-rsid="001bc83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1d3576" officeooo:paragraph-rsid="001d357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19f616" officeooo:paragraph-rsid="0019f61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9f616" officeooo:paragraph-rsid="0019f61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bc836" officeooo:paragraph-rsid="001bc83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bold" officeooo:rsid="0019f616" officeooo:paragraph-rsid="0019f61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normal" officeooo:rsid="001bc836" officeooo:paragraph-rsid="001bc83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normal" officeooo:rsid="001bc836" officeooo:paragraph-rsid="001dfda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normal" officeooo:rsid="001dfdad" officeooo:paragraph-rsid="001dfdad" style:font-size-asian="14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fd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S Media Queries</text:p>
      <text:p text:style-name="P2"/>
      <text:p text:style-name="P7"/>
      <text:p text:style-name="P9">Table of contents</text:p>
      <text:p text:style-name="P9"/>
      <text:p text:style-name="P3">1. <text:span text:style-name="T4">Introduction: What is a Media Query</text:span></text:p>
      <text:p text:style-name="P4">2. Media type</text:p>
      <text:p text:style-name="P4">3. Media feature</text:p>
      <text:p text:style-name="P11"/>
      <text:p text:style-name="P11">What is a Media Query?</text:p>
      <text:p text:style-name="P11">Media Types</text:p>
      <text:p text:style-name="P11">Media Features</text:p>
      <text:p text:style-name="P10"/>
      <text:p text:style-name="P9">Resources</text:p>
      <text:p text:style-name="P8"/>
      <text:p text:style-name="P6"><text:a xlink:type="simple" xlink:href="https://www.w3schools.com/cssref/css3_pr_mediaquery.asp" text:style-name="Internet_20_link" text:visited-style-name="Visited_20_Internet_20_Link"><text:span text:style-name="T3">https://www.w3schools.com/cssref/css3_pr_mediaquery.asp</text:span></text:a></text:p>
      <text:p text:style-name="P5"/>
      <text:p text:style-name="P6"><text:a xlink:type="simple" xlink:href="https://developer.mozilla.org/en-US/docs/Web/CSS/Media_Queries/Using_media_queries" text:style-name="Internet_20_link" text:visited-style-name="Visited_20_Internet_20_Link"><text:span text:style-name="T3">https://developer.mozilla.org/en-US/docs/Web/CSS/Media_Queries/Using_media_queries</text:span></text:a>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58:35.983873244</meta:creation-date>
    <dc:date>2022-09-27T15:18:47.196699361</dc:date>
    <meta:editing-duration>PT20M15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11" meta:word-count="31" meta:character-count="294" meta:non-whitespace-character-count="274"/>
  </office:meta>
</office:document-meta>
</file>